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Standard">
      <loext:graphic-properties draw:fill="none"/>
      <style:paragraph-properties fo:margin-left="0cm" fo:margin-right="0cm" fo:line-height="150%" fo:text-indent="1cm" style:auto-text-indent="false" fo:break-before="page" fo:background-color="transparent"/>
      <style:text-properties officeooo:rsid="00165bf9" officeooo:paragraph-rsid="00165bf9"/>
    </style:style>
    <style:style style:name="P2" style:family="paragraph" style:parent-style-name="Standard">
      <loext:graphic-properties draw:fill="none"/>
      <style:paragraph-properties fo:margin-left="0cm" fo:margin-right="0cm" fo:line-height="150%" fo:text-indent="1cm" style:auto-text-indent="false" fo:background-color="transparent"/>
      <style:text-properties officeooo:rsid="00165bf9" officeooo:paragraph-rsid="00185657"/>
    </style:style>
    <style:style style:name="P3" style:family="paragraph" style:parent-style-name="Standard" style:master-page-name="">
      <loext:graphic-properties draw:fill="none"/>
      <style:paragraph-properties fo:margin-left="0cm" fo:margin-right="0cm" fo:line-height="150%" fo:text-indent="1cm" style:auto-text-indent="false" style:page-number="auto" fo:background-color="transparent"/>
      <style:text-properties officeooo:paragraph-rsid="001e95a9"/>
    </style:style>
    <style:style style:name="P4" style:family="paragraph" style:parent-style-name="Standard" style:master-page-name="">
      <loext:graphic-properties draw:fill="none"/>
      <style:paragraph-properties fo:margin-left="0cm" fo:margin-right="0cm" fo:line-height="150%" fo:text-indent="1cm" style:auto-text-indent="false" style:page-number="auto" fo:background-color="transparent"/>
      <style:text-properties officeooo:paragraph-rsid="001e95a9"/>
    </style:style>
    <style:style style:name="P5" style:family="paragraph" style:parent-style-name="Standard" style:master-page-name="">
      <loext:graphic-properties draw:fill="none"/>
      <style:paragraph-properties fo:margin-left="0cm" fo:margin-right="0cm" fo:line-height="150%" fo:text-indent="1cm" style:auto-text-indent="false" style:page-number="auto" fo:background-color="transparent"/>
      <style:text-properties officeooo:rsid="00185657" officeooo:paragraph-rsid="00185657"/>
    </style:style>
    <style:style style:name="P6" style:family="paragraph" style:parent-style-name="Standard">
      <loext:graphic-properties draw:fill="none"/>
      <style:paragraph-properties fo:margin-left="0cm" fo:margin-right="0cm" fo:line-height="150%" fo:text-indent="1cm" style:auto-text-indent="false" fo:background-color="transparent"/>
      <style:text-properties officeooo:rsid="00185657" officeooo:paragraph-rsid="00185657"/>
    </style:style>
    <style:style style:name="P7" style:family="paragraph" style:parent-style-name="Standard">
      <loext:graphic-properties draw:fill="none"/>
      <style:paragraph-properties fo:margin-left="0cm" fo:margin-right="0cm" fo:line-height="150%" fo:text-indent="1cm" style:auto-text-indent="false" fo:background-color="transparent"/>
      <style:text-properties officeooo:rsid="0019cec2" officeooo:paragraph-rsid="0019cec2"/>
    </style:style>
    <style:style style:name="P8" style:family="paragraph" style:parent-style-name="Standard">
      <loext:graphic-properties draw:fill="none"/>
      <style:paragraph-properties fo:margin-left="0cm" fo:margin-right="0cm" fo:line-height="150%" fo:text-indent="1cm" style:auto-text-indent="false" fo:background-color="transparent"/>
      <style:text-properties officeooo:rsid="00201236" officeooo:paragraph-rsid="00201236"/>
    </style:style>
    <style:style style:name="P9" style:family="paragraph">
      <loext:graphic-properties draw:fill="none" draw:fill-color="#ffffff"/>
    </style:style>
    <style:style style:name="T1" style:family="text">
      <style:text-properties fo:font-variant="normal" fo:text-transform="none" fo:color="#000000" loext:opacity="100%" style:font-name="Liberation Serif" fo:font-size="12pt" fo:letter-spacing="normal" fo:language="en" fo:country="US" fo:font-style="normal" fo:font-weight="normal" officeooo:rsid="001e95a9" style:font-size-asian="12pt" style:font-size-complex="12pt"/>
    </style:style>
    <style:style style:name="T2" style:family="text">
      <style:text-properties fo:language="en" fo:country="US"/>
    </style:style>
    <style:style style:name="T3" style:family="text">
      <style:text-properties fo:language="en" fo:country="US" officeooo:rsid="0019bd1b"/>
    </style:style>
    <style:style style:name="T4" style:family="text">
      <style:text-properties fo:language="en" fo:country="US" officeooo:rsid="001c50cf"/>
    </style:style>
    <style:style style:name="T5" style:family="text">
      <style:text-properties fo:language="en" fo:country="US" officeooo:rsid="001d44ca"/>
    </style:style>
    <style:style style:name="T6" style:family="text">
      <style:text-properties fo:language="en" fo:country="US" officeooo:rsid="001e95a9"/>
    </style:style>
    <style:style style:name="T7" style:family="text">
      <style:text-properties fo:language="ru" fo:country="RU"/>
    </style:style>
    <style:style style:name="T8" style:family="text">
      <style:text-properties fo:language="ru" fo:country="RU" officeooo:rsid="0019bd1b"/>
    </style:style>
    <style:style style:name="T9" style:family="text">
      <style:text-properties fo:language="ru" fo:country="RU" officeooo:rsid="001b4aff"/>
    </style:style>
    <style:style style:name="T10" style:family="text">
      <style:text-properties fo:language="ru" fo:country="RU" officeooo:rsid="001c50cf"/>
    </style:style>
    <style:style style:name="T11" style:family="text">
      <style:text-properties fo:language="ru" fo:country="RU" officeooo:rsid="001d4333"/>
    </style:style>
    <style:style style:name="T12" style:family="text">
      <style:text-properties fo:language="ru" fo:country="RU" officeooo:rsid="001d44ca"/>
    </style:style>
    <style:style style:name="T13" style:family="text">
      <style:text-properties fo:language="ru" fo:country="RU" officeooo:rsid="001e95a9"/>
    </style:style>
    <style:style style:name="T14" style:family="text">
      <style:text-properties fo:language="ru" fo:country="RU" officeooo:rsid="0021ef2a"/>
    </style:style>
    <style:style style:name="T15" style:family="text">
      <style:text-properties fo:language="ru" fo:country="RU" officeooo:rsid="002358b6"/>
    </style:style>
    <style:style style:name="T16" style:family="text">
      <style:text-properties fo:language="ru" fo:country="RU" officeooo:rsid="0024e781"/>
    </style:style>
    <style:style style:name="T17" style:family="text">
      <style:text-properties style:font-name="Liberation Serif" fo:font-size="12pt" fo:language="en" fo:country="US" officeooo:rsid="001e95a9" style:font-size-asian="12pt" style:font-size-complex="12pt"/>
    </style:style>
    <style:style style:name="T18" style:family="text">
      <style:text-properties style:font-name="Liberation Serif" fo:font-size="12pt" fo:language="en" fo:country="US" officeooo:rsid="00201236" style:font-size-asian="12pt" style:font-size-complex="12pt"/>
    </style:style>
    <style:style style:name="T19" style:family="text">
      <style:text-properties style:font-name="Liberation Serif" fo:font-size="12pt" fo:language="ru" fo:country="RU" style:font-size-asian="12pt" style:font-size-complex="12pt"/>
    </style:style>
    <style:style style:name="T20" style:family="text">
      <style:text-properties style:font-name="Liberation Serif" fo:font-size="12pt" fo:language="ru" fo:country="RU" officeooo:rsid="001e95a9" style:font-size-asian="12pt" style:font-size-complex="12pt"/>
    </style:style>
    <style:style style:name="T21" style:family="text">
      <style:text-properties style:font-name="Liberation Serif" fo:font-size="12pt" fo:language="ru" fo:country="RU" officeooo:rsid="00201236" style:font-size-asian="12pt" style:font-size-complex="12pt"/>
    </style:style>
    <style:style style:name="T22" style:family="text">
      <style:text-properties style:font-name="Liberation Serif" fo:font-size="12pt" fo:language="ru" fo:country="RU" officeooo:rsid="002652a0" style:font-size-asian="12pt" style:font-size-complex="12pt"/>
    </style:style>
    <style:style style:name="gr1" style:family="graphic">
      <style:graphic-properties draw:stroke="none" svg:stroke-color="#000000" draw:fill="none" draw:fill-color="#ffffff" fo:min-height="10.85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Эссе на тему «Илон Маск, его изобретения и их влияние на современное общество»</text:p>
      <text:p text:style-name="Title"><draw:frame text:anchor-type="paragraph" draw:z-index="0" draw:name="Врезка 1" draw:style-name="gr1" draw:text-style-name="P9" svg:width="8.129cm" svg:height="10.859cm" svg:x="10.557cm" svg:y="13.197cm"><draw:text-box><text:p>Выполнил: студент группы Р3110</text:p><text:p>ИНТ 4</text:p><text:p>1 курс</text:p><text:p>Конкин Вадим Вадимович</text:p></draw:text-box></draw:frame></text:p>
      <text:p text:style-name="P1">Думаю нет такого человека, который не слышал бы об Илоне Маске. Гений 21 века, ученый, инженер, какими словами еще можно описать этого человека? Думаю на этот вопрос лучше ответит человек, которой посвятил книгу Илону. </text:p>
      <text:p text:style-name="Quotations"><text:span text:style-name="Emphasis">«Кто он, Илон Маск? Человек, который за шестнадцать лет создал одну из лидирующих аэрокосмических корпораций мира SpaceX; выпустил на рынок престижный и стильный электрокар Tesla; разработал сеть по производству и установке солнечных батарей? Человек, который постоянно говорит о полетах на Марс и о строительстве огромных многоуровневых тоннелей для связи между мегаполисами; который разрабатывает новый скоростной и экологичный вид транспорта под названием „Гиперпетля“, преодолевающий тысячу километров за час. Он — не свихнувшийся на деньгах от продажи нефти ближневосточный миллиардер-филантроп, не кокаиновый барон или подпольный торговец оружием, которого замучила совесть. Он „всего лишь“ инженер и бизнесмен в одном лице, мечтающий помочь человечеству…»</text:span></text:p>
      <text:p text:style-name="Quotations">Алексей Шорохов, отрывок из книги «Илон Маск: изобретатель будущего»</text:p>
      <text:p text:style-name="P5">Этого эксцентричного миллиардера, постящего у себя в твиттере мемы и высказывающегося на различные остросоциальные темы можно обсуждать бесконечно, но я бы хотел сегодня порассуждать на тему его изобретений и влияния, которые они оказали на современный мир.</text:p>
      <text:p text:style-name="P6">Вспомним 2020 и 2021 года: весь мир сидит на локдауне из-за ковида, выйти из дома довольно проблематично, что уже говорить про походы в магазин. Но как ни странно люди довольно легко справились с этими ограничениями. Наверное может возникнуть вопрос при прочтении: «Причем же тут Илон Маск?» И я отвечу: он напрямую связан с решением огромного количества проблем, которые могли возникнуть и возникли бы, если бы не его <text:span text:style-name="T2">PayPal! </text:span><text:span text:style-name="T7">Каждый из нас что-то заказывал и оплачивал онлайн во время локдауна, хотя почему мы говорим только про локдаун, вспомните когда вы последний раз покупали что-то онлайн. Готов поспорить, что с вашей последней покупки не прошло и месяца. </text:span><text:span text:style-name="T3">PayPal </text:span><text:span text:style-name="T8">был толчком к развитию онлайн-шоппинга, а ведь сейчас мы постоянно заказываем что-то онлайн. Чтобы убедиться, достаточно взглянуть на такие компании как </text:span><text:span text:style-name="T3">Amazon, Wildberries, OZON. </text:span><text:span text:style-name="T8">Да, сейчас не все компании используют </text:span><text:span text:style-name="T3">PayPal, </text:span><text:span text:style-name="T8">особенно в России, ведь появилось много аналогов. Однако в Америке и странах Европы </text:span><text:span text:style-name="T3">PayPal </text:span><text:span text:style-name="T8">до сих пор является одн</text:span><text:span text:style-name="T14">ой</text:span><text:span text:style-name="T8"> из самых популярных платежных систем. Да, Илон давно продал свою платежную систему, однако я считаю, что все лавры за простоту шоппинга и оплаты чего бы то ни было онлайн, заслуживает именно этот человек. Созданием </text:span><text:span text:style-name="T3">PayPal </text:span><text:span text:style-name="T8">ученый несомненно изменил мир.</text:span></text:p>
      <text:p text:style-name="P7"><text:soft-page-break/><text:span text:style-name="T8">П</text:span><text:span text:style-name="T7">осле продажи своей части акций в компании </text:span><text:span text:style-name="T2">PayPal </text:span><text:span text:style-name="T7">миллиардер основал знаменитую </text:span><text:span text:style-name="T2">SpaceX. </text:span><text:span text:style-name="T7">Эта компания регулярно отсвечивает в медиа пространстве и не слышал о ней разве что аскет, живущий где-нибудь в горах. Чем же так примечательна эта компания, что я решил <text:s/>написать о ней, как об одном из изобретений Маска, изменивших мир? Ну во-первых, это первая частная компания, </text:span><text:span text:style-name="T9">которая занимается созданием космических кораблей. Казалось </text:span><text:span text:style-name="T15">бы,</text:span><text:span text:style-name="T9"> что в этом такого, космические корабли собирали и до Илона. Однако появление Маска в области космических полетов сильно изменило привычные всем устои. Сейчас в Америке правительство дает гранты на разработку частных космических кораблей и планирует перевести миссии к МКС на коммерческую основу и высвободить средства для исследований дальнего космоса. Вслед за ученым к этой области присоединились и другие предприниматели, такие как Джефф Безос, </text:span><text:span text:style-name="T10">Ричард Брэнсон и Бёрт Рутан. По моему мнению, самая значительная разработка </text:span><text:span text:style-name="T4">SpaceX – </text:span><text:span text:style-name="T10">это многоразовые ракетоносители. Почему именно они? Скажите честно, кто из нас не мечтал в детстве стать космонавтом, кто не мечтал бороздить просторы космоса и вживую наблюдать Землю с орбиты? Я всегда увлекался космосом, как и многие мои знакомые. Космос обладает какой-то странной манящей силой. А учитывая, что именно космонавтика объединяет все народы постсоветского пространства, учитывая, что все мы гордимся таким героем как Юрий Гагарин, тема космоса четко отпечаталась в сознании многих мальчишек выросших в странах СНГ. </text:span><text:span text:style-name="T11">Однако есть масса трудностей, которые не каждый в силах преодолеть, чтобы отправиться в космос. Сейчас для нас космос — это что-то манящее, но недоступное, ведь не получится взять в ракету каждого, кто захочет! В одну ракету все не влезут, а даже один запуск ракеты — это просто колоссальные траты! Однако если ракетоносители станут многоразовыми, то затраты на один полет значительно уменьшатся, а значит совсем не за горами день, когда даже такие обычные люди как мы, смогут слетать в космос! Компании Маска удалось успешно вернуть ракетоноситель на Землю, а в скором времени, я думаю, это войдет в обычную практику. Но амбиции Илона не кончаются на путешествиях до МКС, ученый планирует колонизировать Марс! Согласитесь, это звучит впечатляюще. Только представьте: человечество колонизирует другие планеты. Это буквально фантазия каждого любителя научной фантастики. И вот на той же планете с этими мечтателями живет и дышит тем же воздухом человек, который медленно но верно идет к воплощению этой мечты! Это не может не поражать. Однако Илон занимается не только делами космоса, но так же активно работает над Земными проблемами.</text:span></text:p>
      <text:p text:style-name="P3"><text:span text:style-name="T11">Когда речь заходит об экологии, все мы вспоминаем Грету Тунберг </text:span><text:span text:style-name="T12">и ее выступления связанные с проблемами экологии. Да что там Грета, почти из каждого утюга кричат о глобальном потеплении, о том как выхлопные газы убивают атмосферу. Что же делает в такой ситуации Маск? Тоже говорит, о том как все плохо и призывает правительство бороться </text:span><text:soft-page-break/><text:span text:style-name="T12">с этим? Нет! Илон не из тех, кто только говорит. Он делает. Он делает электромобили, причем не простые машины а по последнему слову техники, Маск не был бы Маском, если бы просто засунул электродвигатель под капот обычной машины. Даже сейчас автомобили компании</text:span><text:span text:style-name="T5"> Tesla</text:span><text:span text:style-name="T12"> пользуются огромным спросом, а что будет дальше, можно только </text:span><text:span text:style-name="T16">представить</text:span><text:span text:style-name="T12">. Илон <text:s/>не только поставил электродвигатели в автомобили, но и поставил в них автопилот. Да, если бы кто-то сказал мне лет 10 назад, что машины будут ездить на автопилоте, то я бы не поверил. Но именно этим и занимается Маск — превращает мечты в реальность. </text:span><text:span text:style-name="T13">Однако миллиардер не остановился только на машинах. Илон Маск основал компанию </text:span><text:span text:style-name="T6">SolarCity, </text:span><text:span text:style-name="T1">которая занимается проектированием, финансированием и установкой солнечных энергосистем. Идея невероятно проста, но прогрессивна: компания производит маленькие солнечные электростанции, которые устанавливаются на крыши жилых домов, магазинов и офисов. Потребители не платят ни за сам продукт, ни за его установку — все эти затраты берет на себя SolarCity. В последующие 20 лет клиенты лишь ежемесячно оплачивают счета за потребляемую энергию. Зачем это нужно компании? Таким образом SolarCity хочет показать людям преимущества использования солнечных электростанций — экономия финансов и помощь окружающей среде, путем избавления от вредных выхлопов. А в 2016 году SolarCity совместно с Tesla Motors провела масштабный эксперимент, обеспечив солнечной энергией целый остров Тау Американского Самоа с населением в 600 человек. Им удалось электрифицировать все постройки, установив 5328 солнечных панелей и около 60 емких аккумуляторных систем.</text:span><text:span text:style-name="T17"> </text:span><text:span text:style-name="T20">Это не только отличный </text:span><text:span text:style-name="T22">метод</text:span><text:span text:style-name="T20"> борьбы с глобальным потеплением, но и прекрасный пример, которому, я надеюсь, последуют и другие предприниматели.</text:span></text:p>
      <text:p text:style-name="P3"><text:span text:style-name="T20">Рассказывая об Илоне нельзя не упомянуть его спутники </text:span><text:span text:style-name="T17">Starlink. Starlink – </text:span><text:span text:style-name="T20">это буквально революция в мире интернета. С помощью этих спутников каждый сможет получить доступ к интернету </text:span><text:span text:style-name="T21">из любой точки мира! Сложно представить нашу жизнь без интернета, а ведь есть люди, которые не могут им воспользоваться <text:s/>из-за того, что живут в удаленных регионах, где он просто не проведен. Если весь мир перейдет на </text:span><text:span text:style-name="T18">Starlink, </text:span><text:span text:style-name="T21">то не надо будет думать о карте покрытия сети вашего провайдера или же о том, что где-то плохо ловит интернет, теперь в интернет можно будет попасть почти с любой точки планеты!</text:span></text:p>
      <text:p text:style-name="P8"><text:span text:style-name="T21">Г</text:span><text:span text:style-name="T19">оворить о Маске, его изобретениях и его вкладе в науку, историю и его влияние на общество можно бесконечно долго. В этом эссе я рассмотрел далеко не все его изобретения, однако я думаю, что даже перечисленных мною достаточно, чтобы понять важность его фигуры как в науке и технике, так и в истории, которая несомненно будет строиться не без участия изобретений Илона Маска.</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3T21:43:51.110000000</meta:creation-date>
    <dc:date>2022-10-23T23:52:19.762000000</dc:date>
    <meta:editing-duration>PT8M</meta:editing-duration>
    <meta:editing-cycles>7</meta:editing-cycles>
    <meta:generator>LibreOffice/7.3.4.2$Windows_X86_64 LibreOffice_project/728fec16bd5f605073805c3c9e7c4212a0120dc5</meta:generator>
    <meta:document-statistic meta:table-count="0" meta:image-count="0" meta:object-count="0" meta:page-count="4" meta:paragraph-count="10" meta:word-count="1231" meta:character-count="8354" meta:non-whitespace-character-count="7121"/>
  </office:meta>
</office:document-meta>
</file>